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0eedc7" officeooo:paragraph-rsid="000eedc7" style:font-size-asian="22pt" style:font-size-complex="22pt"/>
    </style:style>
    <style:style style:name="P2" style:family="paragraph" style:parent-style-name="Standard">
      <style:text-properties fo:font-size="18pt" officeooo:rsid="000eedc7" officeooo:paragraph-rsid="000eedc7" style:font-size-asian="18pt" style:font-size-complex="18pt"/>
    </style:style>
    <style:style style:name="P3" style:family="paragraph" style:parent-style-name="Standard">
      <style:text-properties fo:font-size="15pt" officeooo:rsid="000eedc7" officeooo:paragraph-rsid="000eedc7" style:font-size-asian="13.1000003814697pt" style:font-size-complex="15pt"/>
    </style:style>
    <style:style style:name="P4" style:family="paragraph" style:parent-style-name="Standard">
      <style:text-properties fo:font-size="15pt" officeooo:rsid="0010e8c1" officeooo:paragraph-rsid="0010e8c1" style:font-size-asian="13.1000003814697pt" style:font-size-complex="15pt"/>
    </style:style>
    <style:style style:name="P5" style:family="paragraph" style:parent-style-name="Standard">
      <style:text-properties fo:font-size="15pt" officeooo:rsid="000eedc7" officeooo:paragraph-rsid="000eedc7" style:font-size-asian="15pt" style:font-size-complex="15pt"/>
    </style:style>
    <style:style style:name="P6" style:family="paragraph" style:parent-style-name="Standard" style:list-style-name="L1">
      <style:text-properties officeooo:paragraph-rsid="000eedc7"/>
    </style:style>
    <style:style style:name="P7" style:family="paragraph" style:parent-style-name="Standard" style:list-style-name="L1">
      <style:text-properties officeooo:rsid="000eedc7" officeooo:paragraph-rsid="000eedc7"/>
    </style:style>
    <style:style style:name="P8" style:family="paragraph" style:parent-style-name="Standard" style:list-style-name="L1">
      <style:text-properties officeooo:rsid="0010e8c1" officeooo:paragraph-rsid="0010e8c1"/>
    </style:style>
    <style:style style:name="P9" style:family="paragraph" style:parent-style-name="Standard" style:list-style-name="L2">
      <style:text-properties fo:font-size="13pt" officeooo:rsid="0010e8c1" officeooo:paragraph-rsid="00129743" style:font-size-asian="11.3500003814697pt" style:font-size-complex="13pt"/>
    </style:style>
    <style:style style:name="P10" style:family="paragraph" style:parent-style-name="Standard" style:list-style-name="L2">
      <style:text-properties fo:font-size="13pt" officeooo:rsid="00129743" officeooo:paragraph-rsid="00129743" style:font-size-asian="11.3500003814697pt" style:font-size-complex="13pt"/>
    </style:style>
    <style:style style:name="P11" style:family="paragraph" style:parent-style-name="Standard" style:list-style-name="L2">
      <style:text-properties fo:font-size="13pt" officeooo:rsid="00129743" officeooo:paragraph-rsid="00146d87" style:font-size-asian="11.3500003814697pt" style:font-size-complex="13pt"/>
    </style:style>
    <style:style style:name="P12" style:family="paragraph" style:parent-style-name="Standard">
      <style:text-properties fo:font-size="13pt" officeooo:rsid="00146d87" officeooo:paragraph-rsid="00146d87" style:font-size-asian="11.3500003814697pt" style:font-size-complex="13pt"/>
    </style:style>
    <style:style style:name="T1" style:family="text">
      <style:text-properties fo:font-size="13pt" style:font-size-asian="11.3500003814697pt" style:font-size-complex="13pt"/>
    </style:style>
    <style:style style:name="T2" style:family="text">
      <style:text-properties fo:font-size="13pt" officeooo:rsid="000eedc7" style:font-size-asian="11.3500003814697pt" style:font-size-complex="13pt"/>
    </style:style>
    <style:style style:name="T3" style:family="text">
      <style:text-properties officeooo:rsid="0010e8c1"/>
    </style:style>
    <style:style style:name="T4" style:family="text">
      <style:text-properties officeooo:rsid="0012974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ar of Inventions</text:p>
      <text:p text:style-name="P2">Möglichkeiten:</text:p>
      <text:p text:style-name="P3">Anfang Frühgeschichte:</text:p>
      <text:p text:style-name="P5">Grundfähigkeiten:</text:p>
      <text:list xml:id="list2643158133" text:style-name="L1">
        <text:list-item>
          <text:p text:style-name="P6"><text:span text:style-name="T2">Kampf mit anderem Anführer um sein Volk </text:span></text:p>
        </text:list-item>
        <text:list-item>
          <text:p text:style-name="P7"><text:span text:style-name="T1">Mit seinem Volk wandern </text:span></text:p>
        </text:list-item>
        <text:list-item>
          <text:p text:style-name="P7"><text:span text:style-name="T1">Dinge aufheben, werfen und wegwerfen</text:span></text:p>
        </text:list-item>
        <text:list-item>
          <text:p text:style-name="P7"><text:span text:style-name="T1">Früchte sammeln und essen</text:span></text:p>
        </text:list-item>
        <text:list-item>
          <text:p text:style-name="P8"><text:span text:style-name="T1">Tiere durch geworfene Sachen töten aber nicht zerlegen</text:span></text:p>
        </text:list-item>
        <text:list-item>
          <text:p text:style-name="P8"><text:span text:style-name="T1">Tiere wütend machen durch geworfene Sachen</text:span></text:p>
        </text:list-item>
        <text:list-item>
          <text:p text:style-name="P8"><text:span text:style-name="T1">Kinder bekommen(kein Sex)</text:span></text:p>
        </text:list-item>
        <text:list-item>
          <text:p text:style-name="P8"><text:span text:style-name="T1">Wurzeln ausgraben</text:span></text:p>
        </text:list-item>
      </text:list>
      <text:p text:style-name="P4">Erste Entdeckungen:</text:p>
      <text:list xml:id="list3180626560" text:style-name="L2">
        <text:list-item>
          <text:p text:style-name="P10">Wenn man Steine zerschlägt gibt es scharfe Kanten</text:p>
        </text:list-item>
        <text:list-item>
          <text:p text:style-name="P10">Mit diesen scharfen Kanten lassen sich Stöcke anspitzen</text:p>
        </text:list-item>
        <text:list-item>
          <text:p text:style-name="P10">Mit spitzen Stöcken kann man Tiere besser töten</text:p>
        </text:list-item>
        <text:list-item>
          <text:p text:style-name="P10">Mit scharfen Steinen lassen sie sich zerlegen</text:p>
        </text:list-item>
        <text:list-item>
          <text:p text:style-name="P9">Feuer</text:p>
        </text:list-item>
        <text:list-item>
          <text:p text:style-name="P10">Mit Feuer lässt sich Fleisch braten</text:p>
        </text:list-item>
        <text:list-item>
          <text:p text:style-name="P11">Gebratenes Fleisch schmeckt besser und ist nicht so zäh<text:span text:style-name="T3">(erhöht die Intel</text:span>l<text:span text:style-name="T3">igenz)</text:span></text:p>
        </text:list-item>
        <text:list-item>
          <text:p text:style-name="P10">Feuer schreckt Tiere ab</text:p>
        </text:list-item>
      </text:list>
      <text:p text:style-name="P12">Weitere Entwicklung bei jedem Volk and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18:53:19.294000000</meta:creation-date>
    <dc:date>2018-03-18T19:28:16.232000000</dc:date>
    <meta:editing-duration>PT3M55S</meta:editing-duration>
    <meta:editing-cycles>1</meta:editing-cycles>
    <meta:document-statistic meta:table-count="0" meta:image-count="0" meta:object-count="0" meta:page-count="1" meta:paragraph-count="22" meta:word-count="123" meta:character-count="747" meta:non-whitespace-character-count="660"/>
    <meta:generator>LibreOffice/5.4.5.1$Windows_x86 LibreOffice_project/79c9829dd5d8054ec39a82dc51cd9eff340dbee8</meta:generator>
  </office:meta>
</office:document-meta>
</file>